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xed_r_s" table:style-name="ta1">
        <table:shapes>
          <draw:frame draw:z-index="0" draw:style-name="gr1" draw:text-style-name="P1" svg:width="6.2988in" svg:height="3.5429in" svg:x="1.4846in" svg:y="0.0394in">
            <draw:object draw:notify-on-update-of-ranges="fixed_r_s.A1:fixed_r_s.A1 fixed_r_s.A2:fixed_r_s.A11 fixed_r_s.B1:fixed_r_s.B1 fixed_r_s.B2:fixed_r_s.B11 fixed_r_s.C1:fixed_r_s.C1 fixed_r_s.C2:fixed_r_s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Aschner</text:p>
          </table:table-cell>
          <table:table-cell office:value-type="string" calcext:value-type="string">
            <text:p>Tr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206" calcext:value-type="float">
            <text:p>2.206</text:p>
          </table:table-cell>
          <table:table-cell office:value-type="float" office:value="2.269" calcext:value-type="float">
            <text:p>2.2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399" calcext:value-type="float">
            <text:p>2.399</text:p>
          </table:table-cell>
          <table:table-cell office:value-type="float" office:value="2.519" calcext:value-type="float">
            <text:p>2.5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8" calcext:value-type="float">
            <text:p>2.58</text:p>
          </table:table-cell>
          <table:table-cell office:value-type="float" office:value="2.764" calcext:value-type="float">
            <text:p>2.7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775" calcext:value-type="float">
            <text:p>2.775</text:p>
          </table:table-cell>
          <table:table-cell office:value-type="float" office:value="2.992" calcext:value-type="float">
            <text:p>2.9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949" calcext:value-type="float">
            <text:p>2.949</text:p>
          </table:table-cell>
          <table:table-cell office:value-type="float" office:value="3.213" calcext:value-type="float">
            <text:p>3.2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085" calcext:value-type="float">
            <text:p>3.085</text:p>
          </table:table-cell>
          <table:table-cell office:value-type="float" office:value="3.339" calcext:value-type="float">
            <text:p>3.3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204" calcext:value-type="float">
            <text:p>3.204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25" calcext:value-type="float">
            <text:p>3.25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341" calcext:value-type="float">
            <text:p>3.341</text:p>
          </table:table-cell>
          <table:table-cell office:value-type="float" office:value="3.316" calcext:value-type="float">
            <text:p>3.3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353" calcext:value-type="float">
            <text:p>3.353</text:p>
          </table:table-cell>
          <table:table-cell office:value-type="float" office:value="3.103" calcext:value-type="float">
            <text:p>3.1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23T17:01:48.465882832</dc:date>
    <meta:editing-duration>PT3M23S</meta:editing-duration>
    <meta:editing-cycles>1</meta:editing-cycles>
    <meta:document-statistic meta:table-count="1" meta:cell-count="3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3.952cm" style:legend-expansion="high" chart:style-name="ch2"/>
        <chart:plot-area chart:style-name="ch3" table:cell-range-address="fixed_r_s.A1:fixed_r_s.C11" chart:data-source-has-labels="both" svg:x="0.32cm" svg:y="0.18cm" svg:width="12.746cm" svg:height="8.64cm">
          <chartooo:coordinate-region svg:x="1.047cm" svg:y="0.379cm" svg:width="11.739cm" svg:height="7.794cm"/>
          <chart:axis chart:dimension="x" chart:name="primary-x" chart:style-name="ch4" chartooo:axis-type="auto">
            <chartooo:date-scale/>
            <chart:categories table:cell-range-address="fixed_r_s.A2:fixed_r_s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ixed_r_s.B2:fixed_r_s.B11" chart:label-cell-address="fixed_r_s.B1:fixed_r_s.B1" chart:class="chart:line">
            <chart:data-point chart:repeated="10"/>
          </chart:series>
          <chart:series chart:style-name="ch7" chart:values-cell-range-address="fixed_r_s.C2:fixed_r_s.C11" chart:label-cell-address="fixed_r_s.C1:fixed_r_s.C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chner</text:p>
                <draw:g>
                  <svg:desc>fixed_r_s.B1:fixed_r_s.B1</svg:desc>
                </draw:g>
              </table:table-cell>
              <table:table-cell office:value-type="string">
                <text:p>Tran</text:p>
                <draw:g>
                  <svg:desc>fixed_r_s.C1:fixed_r_s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fixed_r_s.A2:fixed_r_s.A11</svg:desc>
                </draw:g>
              </table:table-cell>
              <table:table-cell office:value-type="float" office:value="2.206">
                <text:p>2.206</text:p>
                <draw:g>
                  <svg:desc>fixed_r_s.B2:fixed_r_s.B11</svg:desc>
                </draw:g>
              </table:table-cell>
              <table:table-cell office:value-type="float" office:value="2.269">
                <text:p>2.269</text:p>
                <draw:g>
                  <svg:desc>fixed_r_s.C2:fixed_r_s.C1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399">
                <text:p>2.399</text:p>
              </table:table-cell>
              <table:table-cell office:value-type="float" office:value="2.519">
                <text:p>2.5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58">
                <text:p>2.58</text:p>
              </table:table-cell>
              <table:table-cell office:value-type="float" office:value="2.764">
                <text:p>2.76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775">
                <text:p>2.775</text:p>
              </table:table-cell>
              <table:table-cell office:value-type="float" office:value="2.992">
                <text:p>2.9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949">
                <text:p>2.949</text:p>
              </table:table-cell>
              <table:table-cell office:value-type="float" office:value="3.213">
                <text:p>3.21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.085">
                <text:p>3.085</text:p>
              </table:table-cell>
              <table:table-cell office:value-type="float" office:value="3.339">
                <text:p>3.33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.204">
                <text:p>3.204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.25">
                <text:p>3.25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.341">
                <text:p>3.341</text:p>
              </table:table-cell>
              <table:table-cell office:value-type="float" office:value="3.316">
                <text:p>3.31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353">
                <text:p>3.353</text:p>
              </table:table-cell>
              <table:table-cell office:value-type="float" office:value="3.103">
                <text:p>3.1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